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Planificació</text:h>
      <text:h text:style-name="Heading_20_3" text:outline-level="3">Introducció</text:h>
      <text:p text:style-name="Text_20_body">Aquí describim el mòdul de planificació i com s'enllaça amb el sistema JOpt.SDK</text:p>
      <text:p text:style-name="Text_20_body">Planificació no és de per si un cas d'ús, però les seves funcionalitats són cridades des de varis cas d'ús. A més donat el fet que ha de fer de pont entre el nostre model lògic i el sistema JOpt.SDK, hem cregut convenient dedicar-li una secció pròpia.</text:p>
      <text:h text:style-name="Heading_20_3" text:outline-level="3">VOPC</text:h>
      <text:p text:style-name="Text_20_body"><draw:frame draw:style-name="fr2" draw:name="graphics1" text:anchor-type="paragraph" svg:width="13.097cm" svg:height="6.694cm" draw:z-index="3"><draw:image xlink:href="../Imatges/VOPCPlanificacio.jpeg" xlink:type="simple" xlink:show="embed" xlink:actuate="onLoad" draw:filter-name="&lt;All formats&gt;"/></draw:frame></text:p>
      <text:p text:style-name="Text_20_body">Aquí veiem les classes de JOpt.SDK amb les quals el controlador de planificació ha d'interactuar. El controlador Geocodificador ens dóna accés a un servei per a obtenir les coordenades de latitut i longitut d'una adreça, les quals són necessàries per a usar JOpt.SDK</text:p>
      <text:h text:style-name="P3" text:outline-level="3">Diagrames de seqüència</text:h>
      <text:h text:style-name="Heading_20_4" text:outline-level="4">Generar Pressupostos</text:h>
      <text:p text:style-name="Text_20_body"><draw:frame draw:style-name="fr3" draw:name="graphics2" text:anchor-type="paragraph" svg:width="16.999cm" svg:height="17.131cm" draw:z-index="4"><draw:image xlink:href="../Imatges/planificacioDS.jpeg" xlink:type="simple" xlink:show="embed" xlink:actuate="onLoad" draw:filter-name="&lt;All formats&gt;"/></draw:frame>Aquest és el diagrama de seqüència de com es generen els pressupostos per a una comanda.</text:p>
      <text:p text:style-name="Text_20_body">Primer de tot a través del controlador de geolocalització obtenim latituts i longituts de les adreces d'origen i destí de la comanda. Seguidament creem un TimeWindowGeoNode (objecte de JOpt.SDK) <text:s/>per a les dues adreces.</text:p>
      <text:p text:style-name="Text_20_body"><text:soft-page-break/></text:p>
      <text:p text:style-name="Text_20_body">Amb això fet depenent de l'amplitud en dies de les finestres de temps d'entrega i recepció enviem més o menys peticions a JOpt per a que ens calculi el pressupost. Per cada dia que calculem n'obtenim les rutes que ja tenim planificades en format JOpt i li afegim els dos nodes que acabem de crear. També obtenim els vehicles disponibles en aquell dia i també als afegim, també els obtenim en format JOpt (CapacityResources).</text:p>
      <text:p text:style-name="Text_20_body">Amb tot això ja podem començar l'optimització per al càlcul del cost i la generació de pressupostos. <text:s/>Primer de tot establim el valor d'iteracions de l'algoritme a un valor amb el qual obtinguem una resposta ràpidament doncs aquesta funcionalitat pot ser cridada per un client i volem una resposta ràpida.</text:p>
      <text:p text:style-name="Text_20_body">Un cop rebem el resultat el guardem i provem un altre dia dins de les finestres de temps.</text:p>
      <text:p text:style-name="Text_20_body">Un cop tenim totes les proves fetes retornem els resultats de costos i possibili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5-28T19:05:25</dc:date>
    <dc:language>en-US</dc:language>
    <meta:editing-cycles>22</meta:editing-cycles>
    <meta:editing-duration>PT7H35M2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8" meta:word-count="325" meta:character-count="1939"/>
  </office:meta>
</office:document-meta>
</file>